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1.3118in"/>
    </style:style>
    <style:style style:name="co4" style:family="table-column">
      <style:table-column-properties fo:break-before="auto" style:column-width="1.4118in"/>
    </style:style>
    <style:style style:name="co5" style:family="table-column">
      <style:table-column-properties fo:break-before="auto" style:column-width="1.6791in"/>
    </style:style>
    <style:style style:name="co6" style:family="table-column">
      <style:table-column-properties fo:break-before="auto" style:column-width="1.7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 style:data-style-name="N104"/>
    <style:style style:name="ce3" style:family="table-cell" style:parent-style-name="Default" style:data-style-name="N37"/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o here is my fixed bills</text:p>
          </table:table-cell>
          <table:table-cell table:number-columns-repeated="5"/>
          <table:table-cell office:value-type="string" calcext:value-type="string">
            <text:p>Le chiffre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dividual daily burn rate</text:p>
          </table:table-cell>
          <table:table-cell office:value-type="string" calcext:value-type="string">
            <text:p>absolute price</text:p>
          </table:table-cell>
          <table:table-cell/>
          <table:table-cell office:value-type="string" calcext:value-type="string">
            <text:p>period in days</text:p>
          </table:table-cell>
          <table:table-cell/>
          <table:table-cell office:value-type="string" calcext:value-type="string">
            <text:p>individual monthly burn rate</text:p>
          </table:table-cell>
          <table:table-cell office:value-type="string" calcext:value-type="string">
            <text:p>individual yearly burn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nt in montreal</text:p>
          </table:table-cell>
          <table:table-cell table:formula="of:=SUM(500/([.E3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3]*(30.41666))" office:value-type="float" office:value="499.999890410959" calcext:value-type="float">
            <text:p>499.999890410959</text:p>
          </table:table-cell>
          <table:table-cell table:formula="of:=SUM([.B3]*(365))" office:value-type="float" office:value="6000" calcext:value-type="float">
            <text:p>6000</text:p>
          </table:table-cell>
          <table:table-cell table:number-columns-repeated="2"/>
          <table:table-cell office:value-type="string" calcext:value-type="string">
            <text:p>Burn Rate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 table:formula="of:=SUM(100/([.E4]))" office:value-type="float" office:value="0.273972602739726" calcext:value-type="float">
            <text:p>0.273972602739726</text:p>
          </table:table-cell>
          <table:table-cell office:value-type="string" calcext:value-type="string">
            <text:p>aprox.100$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4]*(30.41666))" office:value-type="float" office:value="8.33333150684931" calcext:value-type="float">
            <text:p>8.33333150684931</text:p>
          </table:table-cell>
          <table:table-cell table:formula="of:=SUM([.B4]*(365))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daily</text:p>
          </table:table-cell>
          <table:table-cell table:formula="of:=SUM([.B3:.B7])" office:value-type="float" office:value="35.3972602739726" calcext:value-type="float">
            <text:p>35.3972602739726</text:p>
          </table:table-cell>
        </table:table-row>
        <table:table-row table:style-name="ro1">
          <table:table-cell office:value-type="string" calcext:value-type="string">
            <text:p>skillshare</text:p>
          </table:table-cell>
          <table:table-cell table:formula="of:=SUM(148/([.E5]))" office:value-type="float" office:value="0.405479452054794" calcext:value-type="float">
            <text:p>0.405479452054794</text:p>
          </table:table-cell>
          <table:table-cell office:value-type="string" calcext:value-type="string">
            <text:p>Aprox. 148$ CAD</text:p>
          </table:table-cell>
          <table:table-cell/>
          <table:table-cell table:formula="of:=SUM(365/1)" office:value-type="float" office:value="365" calcext:value-type="float">
            <text:p>365</text:p>
          </table:table-cell>
          <table:table-cell/>
          <table:table-cell table:formula="of:=SUM([.B5]*(30.41666))" office:value-type="float" office:value="12.333330630137" calcext:value-type="float">
            <text:p>12.333330630137</text:p>
          </table:table-cell>
          <table:table-cell table:formula="of:=SUM([.B5]*(365))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formula="of:=SUM([.L4]*[.E3])" office:value-type="float" office:value="1076.66666666667" calcext:value-type="float">
            <text:p>1076.66666666667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table:formula="of:=SUM(56/([.E6]))" office:value-type="float" office:value="1.84109589041096" calcext:value-type="float">
            <text:p>1.84109589041096</text:p>
          </table:table-cell>
          <table:table-cell office:value-type="string" calcext:value-type="string">
            <text:p>Aprox. 56$ 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6]*(30.41666))" office:value-type="float" office:value="55.9999877260274" calcext:value-type="float">
            <text:p>55.9999877260274</text:p>
          </table:table-cell>
          <table:table-cell table:formula="of:=SUM([.B6]*(365))" office:value-type="float" office:value="672" calcext:value-type="float">
            <text:p>672</text:p>
          </table:table-cell>
          <table:table-cell table:number-columns-repeated="2"/>
          <table:table-cell office:value-type="string" calcext:value-type="string">
            <text:p>yearly</text:p>
          </table:table-cell>
          <table:table-cell table:formula="of:=SUM([.L4]*[.E4])" office:value-type="float" office:value="12920" calcext:value-type="float">
            <text:p>12920</text:p>
          </table:table-cell>
        </table:table-row>
        <table:table-row table:style-name="ro1">
          <table:table-cell office:value-type="string" calcext:value-type="string">
            <text:p>rent in saltspring</text:p>
          </table:table-cell>
          <table:table-cell table:formula="of:=SUM(500/([.E7]))" office:value-type="float" office:value="16.4383561643836" calcext:value-type="float">
            <text:p>16.4383561643836</text:p>
          </table:table-cell>
          <table:table-cell office:value-type="string" calcext:value-type="string">
            <text:p>500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7]*(30.41666))" office:value-type="float" office:value="499.999890410959" calcext:value-type="float">
            <text:p>499.999890410959</text:p>
          </table:table-cell>
          <table:table-cell table:formula="of:=SUM([.B7]*(365))"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Banque TD</text:p>
          </table:table-cell>
          <table:table-cell table:formula="of:=SUM(16.87/([.E8]))" office:value-type="float" office:value="0.554630136986301" calcext:value-type="float">
            <text:p>0.554630136986301</text:p>
          </table:table-cell>
          <table:table-cell office:value-type="string" calcext:value-type="string">
            <text:p>16.87$CAD</text:p>
          </table:table-cell>
          <table:table-cell/>
          <table:table-cell table:formula="of:=SUM(365/12)" office:value-type="float" office:value="30.4166666666667" calcext:value-type="float">
            <text:p>30.4166666666667</text:p>
          </table:table-cell>
          <table:table-cell/>
          <table:table-cell table:formula="of:=SUM([.B8]*(30.41666))" office:value-type="float" office:value="16.8699963024658" calcext:value-type="float">
            <text:p>16.8699963024658</text:p>
          </table:table-cell>
          <table:table-cell table:formula="of:=SUM([.B8]*(365))" office:value-type="float" office:value="202.44" calcext:value-type="float">
            <text:p>202.44</text:p>
          </table:table-cell>
          <table:table-cell table:number-columns-repeated="4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t<text:span text:style-name="T1">‏‏‏</text:span></text:p>
            <text:p/>
            <text:p><text:span text:style-name="T1">F</text:span>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Bill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x?</text:p>
          </table:table-cell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Catego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ots</text:p>
          </table:table-cell>
          <table:table-cell office:value-type="currency" office:currency="USD" office:value="15" calcext:value-type="currency">
            <text:p>$15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Footw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stWatch</text:p>
          </table:table-cell>
          <table:table-cell office:value-type="currency" office:currency="USD" office:value="4" calcext:value-type="currency">
            <text:p>$4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Too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 Book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date" office:date-value="2020-08-28" calcext:value-type="date">
            <text:p>08/28/20</text:p>
          </table:table-cell>
          <table:table-cell office:value-type="string" calcext:value-type="string">
            <text:p>+5% GST?</text:p>
          </table:table-cell>
          <table:table-cell/>
          <table:table-cell office:value-type="string" calcext:value-type="string">
            <text:p>Bo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 oz’ Cannabis</text:p>
          </table:table-cell>
          <table:table-cell office:value-type="currency" office:currency="USD" office:value="168" calcext:value-type="currency">
            <text:p>$168.00</text:p>
          </table:table-cell>
          <table:table-cell office:value-type="date" office:date-value="2020-07-08" calcext:value-type="date">
            <text:p>07/08/20</text:p>
          </table:table-cell>
          <table:table-cell office:value-type="string" calcext:value-type="string">
            <text:p>GST+PST (7.59 + 10.50 +0.02 for penny adjustment) included in the price</text:p>
          </table:table-cell>
          <table:table-cell/>
          <table:table-cell office:value-type="string" calcext:value-type="string">
            <text:p>Drug</text:p>
          </table:table-cell>
          <table:table-cell/>
        </table:table-row>
        <table:table-row table:style-name="ro3">
          <table:table-cell office:value-type="string" calcext:value-type="string">
            <text:p>HomeHardware Saltspring Island</text:p>
          </table:table-cell>
          <table:table-cell office:value-type="string" calcext:value-type="string">
            <text:p><text:span text:style-name="T2">.Paint Spray(7.99$ + 0.35$ fee (for aerosol) + 0.15$ fee (for aerosol greater than 200ml))</text:span></text:p>
            <text:p><text:span text:style-name="T2">.Paint Spray(7.99$ + 0.35$ fee (for aerosol) + 0.15$ fee (for aerosol greater than 200ml))</text:span></text:p>
            <text:p><text:span text:style-name="T2">.Butane 4pack x2 (24.98$)</text:span></text:p>
            <text:p><text:span text:style-name="T2">.40Grit Sandpaper (2$)</text:span></text:p>
          </table:table-cell>
          <table:table-cell office:value-type="currency" office:currency="USD" office:value="49.23" calcext:value-type="currency">
            <text:p>$49.23</text:p>
          </table:table-cell>
          <table:table-cell office:value-type="date" office:date-value="2020-08-27" calcext:value-type="date">
            <text:p>08/27/20</text:p>
          </table:table-cell>
          <table:table-cell office:value-type="string" calcext:value-type="string">
            <text:p>GST+PST (2.20 + 3.08) included in the price</text:p>
          </table:table-cell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R103777132</text:p>
          </table:table-cell>
        </table:table-row>
        <table:table-row table:style-name="ro1">
          <table:table-cell office:value-type="string" calcext:value-type="string">
            <text:p>Golden Island Restaurant</text:p>
          </table:table-cell>
          <table:table-cell office:value-type="string" calcext:value-type="string">
            <text:p>Food</text:p>
          </table:table-cell>
          <table:table-cell office:value-type="currency" office:currency="USD" office:value="41.17" calcext:value-type="currency">
            <text:p>$41.17</text:p>
          </table:table-cell>
          <table:table-cell office:value-type="date" office:date-value="2020-08-26" calcext:value-type="date">
            <text:p>08/26/20</text:p>
          </table:table-cell>
          <table:table-cell/>
          <table:table-cell office:value-type="string" calcext:value-type="string">
            <text:p>3.7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asta Fresca</text:p>
          </table:table-cell>
          <table:table-cell office:value-type="string" calcext:value-type="string">
            <text:p>Pasta Fraiche</text:p>
          </table:table-cell>
          <table:table-cell office:value-type="currency" office:currency="USD" office:value="9.45" calcext:value-type="currency">
            <text:p>$9.45</text:p>
          </table:table-cell>
          <table:table-cell office:value-type="date" office:date-value="2020-08-21" calcext:value-type="date">
            <text:p>08/21/20</text:p>
          </table:table-cell>
          <table:table-cell/>
          <table:table-cell table:style-name="ce2" office:value-type="currency" office:currency="USD" office:value="1.84" calcext:value-type="currency">
            <text:p>$1.84</text:p>
          </table:table-cell>
          <table:table-cell office:value-type="string" calcext:value-type="string">
            <text:p>Food</text:p>
          </table:table-cell>
          <table:table-cell/>
        </table:table-row>
        <table:table-row table:style-name="ro1">
          <table:table-cell office:value-type="string" calcext:value-type="string">
            <text:p>Uptown Pizza</text:p>
          </table:table-cell>
          <table:table-cell office:value-type="string" calcext:value-type="string">
            <text:p>Pizza</text:p>
          </table:table-cell>
          <table:table-cell office:value-type="currency" office:currency="USD" office:value="24.68" calcext:value-type="currency">
            <text:p>$24.68</text:p>
          </table:table-cell>
          <table:table-cell office:value-type="date" office:date-value="2020-08-24" calcext:value-type="date">
            <text:p>08/24/20</text:p>
          </table:table-cell>
          <table:table-cell/>
          <table:table-cell office:value-type="string" calcext:value-type="string">
            <text:p>2.64$ included</text:p>
          </table:table-cell>
          <table:table-cell office:value-type="string" calcext:value-type="string">
            <text:p>Restaurant</text:p>
          </table:table-cell>
          <table:table-cell/>
        </table:table-row>
        <table:table-row table:style-name="ro1">
          <table:table-cell office:value-type="string" calcext:value-type="string">
            <text:p>Pharmasave</text:p>
          </table:table-cell>
          <table:table-cell office:value-type="string" calcext:value-type="string">
            <text:p>Tooth Brush</text:p>
          </table:table-cell>
          <table:table-cell table:style-name="Default" office:value-type="float" office:value="2.78" calcext:value-type="float">
            <text:p>2.78</text:p>
          </table:table-cell>
          <table:table-cell office:value-type="date" office:date-value="2020-08-17" calcext:value-type="date">
            <text:p>08/17/20</text:p>
          </table:table-cell>
          <table:table-cell office:value-type="string" calcext:value-type="string">
            <text:p>GST+PST+Penny Rounding (0.12 + 0.17 + 0.02) included in the price</text:p>
          </table:table-cell>
          <table:table-cell/>
          <table:table-cell office:value-type="string" calcext:value-type="string">
            <text:p>Hygiene</text:p>
          </table:table-cell>
          <table:table-cell office:value-type="string" calcext:value-type="string">
            <text:p>R1019278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 style:data-style-name="N2" text:time-value="22:29:51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8T18:29:04.856000000</meta:creation-date>
    <meta:generator>LibreOffice/6.4.4.2$Windows_X86_64 LibreOffice_project/3d775be2011f3886db32dfd395a6a6d1ca2630ff</meta:generator>
    <dc:date>2020-11-04T22:35:33.529000000</dc:date>
    <meta:editing-duration>PT26M</meta:editing-duration>
    <meta:editing-cycles>6</meta:editing-cycles>
    <meta:document-statistic meta:table-count="2" meta:cell-count="110" meta:object-count="0"/>
  </office:meta>
</office:document-meta>
</file>